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formula="of:=AVERAGE([.B2:.H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3:.H3])" office:value-type="float" office:value="0.428571428571429" calcext:value-type="float">
            <text:p>0,4285714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4:.H4])" office:value-type="float" office:value="0.714285714285714" calcext:value-type="float">
            <text:p>0,71428571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B5:.H5])" office:value-type="float" office:value="1.71428571428571" calcext:value-type="float">
            <text:p>1,7142857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B6:.H6])" office:value-type="float" office:value="2.57142857142857" calcext:value-type="float">
            <text:p>2,5714285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5">00/00/0000</text:date>, <text:time style:data-style-name="N2" text:time-value="16:50:19.705635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Seydoux</meta:initial-creator>
    <meta:creation-date>2018-08-05T16:01:45.042530914</meta:creation-date>
    <meta:generator>LibreOffice/5.1.6.2$Linux_X86_64 LibreOffice_project/10m0$Build-2</meta:generator>
    <dc:date>2018-08-05T16:51:47.585482301</dc:date>
    <dc:creator>Nicolas Seydoux</dc:creator>
    <meta:editing-duration>PT29M32S</meta:editing-duration>
    <meta:editing-cycles>4</meta:editing-cycles>
    <meta:document-statistic meta:table-count="1" meta:cell-count="52" meta:object-count="0"/>
  </office:meta>
</office:document-meta>
</file>